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6c3c" officeooo:paragraph-rsid="00146c3c"/>
    </style:style>
    <style:style style:name="P2" style:family="paragraph" style:parent-style-name="Standard">
      <style:text-properties officeooo:rsid="00146c3c" officeooo:paragraph-rsid="00162333"/>
    </style:style>
    <style:style style:name="P3" style:family="paragraph" style:parent-style-name="Standard">
      <style:text-properties officeooo:rsid="00146c3c" officeooo:paragraph-rsid="00179a60"/>
    </style:style>
    <style:style style:name="P4" style:family="paragraph" style:parent-style-name="Standard">
      <style:text-properties officeooo:rsid="00146c3c" officeooo:paragraph-rsid="0018c493"/>
    </style:style>
    <style:style style:name="P5" style:family="paragraph" style:parent-style-name="Text_20_body">
      <style:text-properties officeooo:paragraph-rsid="00162333"/>
    </style:style>
    <style:style style:name="P6" style:family="paragraph" style:parent-style-name="Standard">
      <style:text-properties officeooo:rsid="00162333" officeooo:paragraph-rsid="00162333"/>
    </style:style>
    <style:style style:name="P7" style:family="paragraph" style:parent-style-name="Standard">
      <style:text-properties officeooo:rsid="00162333" officeooo:paragraph-rsid="00179a60"/>
    </style:style>
    <style:style style:name="P8" style:family="paragraph" style:parent-style-name="Standard">
      <style:text-properties officeooo:paragraph-rsid="00179a60"/>
    </style:style>
    <style:style style:name="P9" style:family="paragraph" style:parent-style-name="Standard">
      <style:text-properties officeooo:rsid="0016e7bd" officeooo:paragraph-rsid="0016e7bd"/>
    </style:style>
    <style:style style:name="P10" style:family="paragraph" style:parent-style-name="Standard">
      <style:text-properties officeooo:rsid="0016e7bd" officeooo:paragraph-rsid="0018c493"/>
    </style:style>
    <style:style style:name="P11" style:family="paragraph" style:parent-style-name="Standard">
      <style:text-properties officeooo:rsid="001066a8" officeooo:paragraph-rsid="001066a8"/>
    </style:style>
    <style:style style:name="P12" style:family="paragraph" style:parent-style-name="Standard">
      <style:text-properties officeooo:rsid="001066a8" officeooo:paragraph-rsid="00179a60"/>
    </style:style>
    <style:style style:name="P13" style:family="paragraph" style:parent-style-name="Standard">
      <style:text-properties officeooo:rsid="00179a60" officeooo:paragraph-rsid="00179a60"/>
    </style:style>
    <style:style style:name="P14" style:family="paragraph" style:parent-style-name="Standard">
      <style:text-properties officeooo:rsid="0011e24c" officeooo:paragraph-rsid="00179a60"/>
    </style:style>
    <style:style style:name="P15" style:family="paragraph" style:parent-style-name="Standard">
      <style:text-properties officeooo:rsid="001003d8" officeooo:paragraph-rsid="00179a60"/>
    </style:style>
    <style:style style:name="P16" style:family="paragraph" style:parent-style-name="Text_20_body">
      <style:text-properties officeooo:rsid="00186a7d" officeooo:paragraph-rsid="00186a7d"/>
    </style:style>
    <style:style style:name="P17" style:family="paragraph" style:parent-style-name="Standard">
      <style:text-properties officeooo:rsid="00186a7d" officeooo:paragraph-rsid="00186a7d"/>
    </style:style>
    <style:style style:name="P18" style:family="paragraph" style:parent-style-name="Standard">
      <style:text-properties officeooo:rsid="00186a7d" officeooo:paragraph-rsid="001aa13b"/>
    </style:style>
    <style:style style:name="P19" style:family="paragraph" style:parent-style-name="Text_20_body">
      <style:text-properties officeooo:paragraph-rsid="0018c493"/>
    </style:style>
    <style:style style:name="P20" style:family="paragraph" style:parent-style-name="Standard">
      <style:text-properties officeooo:rsid="0018c493" officeooo:paragraph-rsid="0018c493"/>
    </style:style>
    <style:style style:name="P21" style:family="paragraph" style:parent-style-name="Text_20_body">
      <style:text-properties officeooo:rsid="0018c493" officeooo:paragraph-rsid="0018c493"/>
    </style:style>
    <style:style style:name="P22" style:family="paragraph" style:parent-style-name="Standard">
      <style:text-properties officeooo:rsid="001d28b3" officeooo:paragraph-rsid="001c5f96"/>
    </style:style>
    <style:style style:name="P23" style:family="paragraph" style:parent-style-name="Heading_20_3">
      <style:text-properties officeooo:paragraph-rsid="00162333"/>
    </style:style>
    <style:style style:name="P24" style:family="paragraph" style:parent-style-name="Heading_20_3">
      <style:paragraph-properties fo:break-before="page"/>
      <style:text-properties officeooo:paragraph-rsid="00162333"/>
    </style:style>
    <style:style style:name="P25" style:family="paragraph" style:parent-style-name="Heading_20_3">
      <style:text-properties officeooo:paragraph-rsid="00179a60"/>
    </style:style>
    <style:style style:name="P26" style:family="paragraph" style:parent-style-name="Heading_20_3">
      <style:text-properties officeooo:paragraph-rsid="001d123c"/>
    </style:style>
    <style:style style:name="P27" style:family="paragraph" style:parent-style-name="Heading_20_4">
      <style:text-properties officeooo:paragraph-rsid="00179a60"/>
    </style:style>
    <style:style style:name="P28" style:family="paragraph" style:parent-style-name="Heading_20_4">
      <style:text-properties officeooo:paragraph-rsid="0018c493"/>
    </style:style>
    <style:style style:name="P29" style:family="paragraph" style:parent-style-name="Standard" style:list-style-name="L1">
      <style:text-properties officeooo:paragraph-rsid="00186a7d"/>
    </style:style>
    <style:style style:name="P30" style:family="paragraph" style:parent-style-name="Standard" style:list-style-name="L1">
      <style:text-properties officeooo:paragraph-rsid="00162333"/>
    </style:style>
    <style:style style:name="P31" style:family="paragraph" style:parent-style-name="Standard">
      <style:text-properties officeooo:rsid="0018c493" officeooo:paragraph-rsid="001d123c"/>
    </style:style>
    <style:style style:name="P32" style:family="paragraph" style:parent-style-name="Standard">
      <style:text-properties officeooo:rsid="00162333" officeooo:paragraph-rsid="00162333"/>
    </style:style>
    <style:style style:name="P33" style:family="paragraph" style:parent-style-name="Standard">
      <style:text-properties officeooo:rsid="001d123c" officeooo:paragraph-rsid="001d123c"/>
    </style:style>
    <style:style style:name="P34" style:family="paragraph" style:parent-style-name="Standard">
      <style:text-properties fo:font-style="italic" officeooo:rsid="00162333" officeooo:paragraph-rsid="00162333" style:font-style-asian="italic" style:font-style-complex="italic"/>
    </style:style>
    <style:style style:name="P35" style:family="paragraph" style:parent-style-name="Standard">
      <style:text-properties fo:font-style="italic" officeooo:rsid="00162333" officeooo:paragraph-rsid="001d123c" style:font-style-asian="italic" style:font-style-complex="italic"/>
    </style:style>
    <style:style style:name="P36" style:family="paragraph" style:parent-style-name="Standard">
      <style:text-properties fo:font-style="italic" officeooo:rsid="001d123c" officeooo:paragraph-rsid="001d123c" style:font-style-asian="italic" style:font-style-complex="italic"/>
    </style:style>
    <style:style style:name="P37" style:family="paragraph" style:parent-style-name="Standard">
      <style:text-properties officeooo:rsid="00146c3c" officeooo:paragraph-rsid="001d123c"/>
    </style:style>
    <style:style style:name="P38" style:family="paragraph" style:parent-style-name="Standard">
      <style:text-properties officeooo:rsid="00146c3c" officeooo:paragraph-rsid="0018c493"/>
    </style:style>
    <style:style style:name="P39" style:family="paragraph" style:parent-style-name="Standard">
      <style:text-properties fo:font-weight="bold" officeooo:rsid="00146c3c" officeooo:paragraph-rsid="00146c3c" style:font-weight-asian="bold" style:font-weight-complex="bold"/>
    </style:style>
    <style:style style:name="P40" style:family="paragraph" style:parent-style-name="Text_20_body">
      <style:text-properties officeooo:paragraph-rsid="001d123c"/>
    </style:style>
    <style:style style:name="P41" style:family="paragraph" style:parent-style-name="Text_20_body">
      <style:text-properties officeooo:rsid="00186a7d" officeooo:paragraph-rsid="00186a7d"/>
    </style:style>
    <style:style style:name="P42" style:family="paragraph" style:parent-style-name="Text_20_body">
      <style:text-properties officeooo:rsid="001d123c" officeooo:paragraph-rsid="001d123c"/>
    </style:style>
    <style:style style:name="T1" style:family="text">
      <style:text-properties officeooo:rsid="001e0aad"/>
    </style:style>
    <style:style style:name="T2" style:family="text">
      <style:text-properties officeooo:rsid="00162333"/>
    </style:style>
    <style:style style:name="T3" style:family="text">
      <style:text-properties officeooo:rsid="00146c3c"/>
    </style:style>
    <style:style style:name="T4" style:family="text">
      <style:text-properties officeooo:rsid="001066a8"/>
    </style:style>
    <style:style style:name="T5" style:family="text">
      <style:text-properties officeooo:rsid="00179a60"/>
    </style:style>
    <style:style style:name="T6" style:family="text">
      <style:text-properties style:text-underline-style="solid" style:text-underline-width="auto" style:text-underline-color="font-color" officeooo:rsid="00162333"/>
    </style:style>
    <style:style style:name="T7" style:family="text">
      <style:text-properties style:text-underline-style="solid" style:text-underline-width="auto" style:text-underline-color="font-color" officeooo:rsid="001d123c"/>
    </style:style>
    <style:style style:name="T8" style:family="text">
      <style:text-properties fo:font-style="italic" officeooo:rsid="0018c493" style:font-style-asian="italic" style:font-style-complex="italic"/>
    </style:style>
    <style:style style:name="T9" style:family="text">
      <style:text-properties officeooo:rsid="00186a7d"/>
    </style:style>
    <style:style style:name="T10" style:family="text">
      <style:text-properties officeooo:rsid="0018c493"/>
    </style:style>
    <style:style style:name="T11" style:family="text">
      <style:text-properties fo:font-weight="bold"/>
    </style:style>
    <style:style style:name="T12" style:family="text">
      <style:text-properties fo:font-style="normal" officeooo:rsid="0018c493" style:font-style-asian="normal" style:font-style-complex="normal"/>
    </style:style>
    <style:style style:name="T13" style:family="text">
      <style:text-properties officeooo:rsid="001aa13b"/>
    </style:style>
    <style:style style:name="T14" style:family="text">
      <style:text-properties officeooo:rsid="001d123c"/>
    </style:style>
    <style:style style:name="T15" style:family="text">
      <style:text-properties fo:color="#000000" loext:opacity="100%" style:font-name="Monospace" fo:font-size="10pt" style:font-size-asian="10pt"/>
    </style:style>
    <style:style style:name="T16" style:family="text">
      <style:text-properties fo:color="#a56423" loext:opacity="100%" style:font-name="Monospace" fo:font-size="10pt" style:font-size-asian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3">Using w</text:span>eight<text:span text:style-name="T13">s to produce population inference</text:span> <text:span text:style-name="T13">in </text:span><text:span text:style-name="T5">UKDS </text:span>surveys – <text:span text:style-name="T5">a </text:span><text:span text:style-name="T9">practical </text:span><text:span text:style-name="T5">guide</text:span></text:h>
      <text:p text:style-name="P11"/>
      <text:h text:style-name="Heading_20_3" text:outline-level="3">Introduction</text:h>
      <text:p text:style-name="P9">This note aims at signposting users of UKDS social surveys towards the appropriate <text:span text:style-name="T10">usage </text:span>of weights and survey design variables <text:span text:style-name="T13">when conducting </text:span><text:span text:style-name="T10">inferential </text:span>analysis <text:span text:style-name="T14">as well as </text:span>provid<text:span text:style-name="T14">ing</text:span> <text:span text:style-name="T4">guidelines </text:span><text:span text:style-name="T10">in order </text:span>to safely do so. This preliminary version of the document only <text:span text:style-name="T10">provides examples from </text:span>the Labour Force and Family <text:span text:style-name="T10">E</text:span>xpenditure <text:span text:style-name="T10">S</text:span>urvey<text:span text:style-name="T10">s</text:span> but will be gradually augmented <text:span text:style-name="T10">over time</text:span>.</text:p>
      <text:p text:style-name="P11"/>
      <text:p text:style-name="P10">The decision whether to use weight<text:span text:style-name="T10">ing</text:span> in analys<text:span text:style-name="T10">e</text:span>s <text:span text:style-name="T9">of</text:span> social survey<text:span text:style-name="T10">s</text:span> depends on <text:span text:style-name="T10">a wide range </text:span><text:span text:style-name="T14">of</text:span><text:span text:style-name="T10"> factors including </text:span>the <text:span text:style-name="T10">scope </text:span>of the analysis <text:span text:style-name="T10">conducted</text:span>, the <text:span text:style-name="T10">chosen statistical </text:span>methods, the <text:span text:style-name="T10">license </text:span>version of the dataset, <text:span text:style-name="T10">the capabilities of the </text:span>statistical software, as well as the <text:span text:style-name="T10">sample design and the weights provided</text:span>. <text:span text:style-name="T4">W</text:span>he<text:span text:style-name="T4">ther and how using sampling weights </text:span><text:span text:style-name="T10">raises </text:span><text:span text:style-name="T4">complex issues for which </text:span><text:span text:style-name="T10">in most cases </text:span><text:span text:style-name="T4">no </text:span><text:span text:style-name="T10">ideal </text:span><text:span text:style-name="T4">solution </text:span><text:span text:style-name="T10">exist</text:span><text:span text:style-name="T10"><text:note text:id="ftn0" text:note-class="footnote"><text:note-citation>1</text:note-citation><text:note-body><text:p text:style-name="Footnote">It should also be noted that the concept of weights is used in statistics in other contexts than survey analysis. </text:p></text:note-body></text:note></text:span><text:span text:style-name="T4">. </text:span></text:p>
      <text:p text:style-name="P9"/>
      <text:p text:style-name="P9">The present document focuses on a <text:span text:style-name="T14">limited number </text:span>of practical procedures to achieve the above. It does not provide an in-depth <text:span text:style-name="T5">d</text:span>iscussion of the theoretical <text:span text:style-name="T10">underpinning, </text:span>survey desi<text:span text:style-name="T10">gn</text:span> <text:span text:style-name="T5">or sampling </text:span><text:span text:style-name="T14">of the data/</text:span></text:p>
      <text:p text:style-name="P9"/>
      <text:p text:style-name="P17">It summarises in an accessible way information shared by the ONS.</text:p>
      <text:p text:style-name="P17"/>
      <text:h text:style-name="P26" text:outline-level="3"><text:span text:style-name="T2">1</text:span>. <text:span text:style-name="T7">W</text:span><text:span text:style-name="T6">hole population</text:span><text:span text:style-name="T2"> </text:span><text:span text:style-name="T14">e</text:span><text:span text:style-name="T2">stimates (not subgroups)</text:span></text:h>
      <text:h text:style-name="P27" text:outline-level="4"><text:span text:style-name="T2">1.</text:span><text:span text:style-name="T3">1 </text:span><text:span text:style-name="T10">Simple p</text:span><text:span text:style-name="T2">oint estimates </text:span><text:span text:style-name="T5">(ie mean, median, proportion, total) </text:span><text:span text:style-name="T2">of a </text:span><text:span text:style-name="T5">variable</text:span><text:span text:style-name="T2">. </text:span></text:h>
      <text:p text:style-name="P16">Example: the mean/median age, the proportion of people in employment, the total number of men and women.</text:p>
      <text:h text:style-name="P28" text:outline-level="4"><text:span text:style-name="T5">1.1.1 </text:span><text:span text:style-name="T10">Cases where knowing about the p</text:span><text:span text:style-name="T3">recis</text:span><text:span text:style-name="T5">ion of</text:span><text:span text:style-name="T3"> </text:span><text:span text:style-name="T2">estimates </text:span><text:span text:style-name="T10">is not required</text:span></text:h>
      <text:p text:style-name="P40">These <text:span text:style-name="T10">are cases where users are not interested in obtaining the standard errors of point estimates, their confidence interval or conduct statistical testing, </text:span><text:span text:style-name="T5">for example because </text:span><text:span text:style-name="T10">they are </text:span><text:span text:style-name="T5">simply learning or teaching </text:span><text:span text:style-name="T10">basic statistical concepts or </text:span><text:span text:style-name="T5">how to use software. </text:span><text:span text:style-name="T10">They are nonetheless interested in </text:span><text:span text:style-name="T14">having </text:span><text:span text:style-name="T10">an idea of the value of a parameter in the population.</text:span></text:p>
      <text:p text:style-name="P13"><text:span text:style-name="T12">Users</text:span><text:span text:style-name="T8"> </text:span><text:span text:style-name="T2">can either </text:span></text:p>
      <text:p text:style-name="P7"/>
      <text:list text:style-name="L1">
        <text:list-item>
          <text:p text:style-name="P29"><text:span text:style-name="T5">C</text:span><text:span text:style-name="T2">ompute </text:span><text:span text:style-name="T5">weighted </text:span><text:span text:style-name="T2">point estimates using </text:span><text:span text:style-name="T9">available </text:span><text:span text:style-name="T2">commands </text:span><text:span text:style-name="T9">in mainstream statistical </text:span><text:span text:style-name="T2">software (R, SAS, SPSS, Stata) that accepts weights. </text:span><text:span text:style-name="T9">Most of these will compute the correct </text:span><text:span text:style-name="T10">value of the</text:span><text:span text:style-name="T9"> estimates. </text:span></text:p>
        </text:list-item>
        <text:list-item>
          <text:p text:style-name="P30"><text:soft-page-break/><text:span text:style-name="T14">Users may also u</text:span><text:span text:style-name="T5">se the survey specific </text:span><text:span text:style-name="T9">estimation </text:span><text:span text:style-name="T5">commands of </text:span><text:span text:style-name="T9">these packages. This is not strictly necessary, but </text:span><text:span text:style-name="T10">is recommended as it will </text:span><text:span text:style-name="T9">help </text:span><text:span text:style-name="T10">users </text:span><text:span text:style-name="T14">remain </text:span><text:span text:style-name="T10">aware, </text:span><text:span text:style-name="T9">that inference with survey data requires special attention.</text:span></text:p>
        </text:list-item>
      </text:list>
      <text:p text:style-name="P6"/>
      <text:p text:style-name="P6">Examples: <text:span text:style-name="T14">count and proportion of </text:span><text:span text:style-name="T10">the regional population of the UK </text:span>using the LFS</text:p>
      <text:p text:style-name="P6"/>
      <text:p text:style-name="P34">Syntax Using Stata <text:span text:style-name="T5">ie mean yes, median no </text:span></text:p>
      <text:p text:style-name="P33">tab uresmc [fw=pwt22]</text:p>
      <text:p text:style-name="P33">Or</text:p>
      <text:p text:style-name="P33">svyset [pw=pwt22]</text:p>
      <text:p text:style-name="P6">svy:tab uresmc, cell count percent format(%10.1g)</text:p>
      <text:p text:style-name="P6"/>
      <text:p text:style-name="P6">Syntax Using R </text:p>
      <text:p text:style-name="P35"><text:span text:style-name="T15">xtabs(pwt22</text:span><text:span text:style-name="T16">~</text:span><text:span text:style-name="T15">uresmc,lfs)</text:span></text:p>
      <text:p text:style-name="P36">Or </text:p>
      <text:p text:style-name="P33"/>
      <text:p text:style-name="P33">library(survey)</text:p>
      <text:p text:style-name="P33">lfs.s←svydesign(ids=~1,weights=~pwt22,data=lfs) ### Assuming the dataset is stored as lfs</text:p>
      <text:p text:style-name="P33">svytable(lfs.s)</text:p>
      <text:p text:style-name="P6"/>
      <text:p text:style-name="P6">Syntax Using SPSS</text:p>
      <text:p text:style-name="P33">More straightforward to simply use theweight options</text:p>
      <text:h text:style-name="Heading_20_4" text:outline-level="4"><text:span text:style-name="T2">1.</text:span><text:span text:style-name="T5">1</text:span><text:span text:style-name="T2"> 2</text:span><text:span text:style-name="T3">. </text:span><text:span text:style-name="T10">Information about the </text:span><text:span text:style-name="T3">precision of </text:span><text:span text:style-name="T2">estimates (standard error, confidence interval) or to compute a statistical test </text:span><text:span text:style-name="T10">is required, for example because the data will be used in a scientific article, or will be pusblished.</text:span></text:h>
      <text:p text:style-name="P2"/>
      <text:p text:style-name="P39">EU<text:span text:style-name="T2">L data</text:span><text:span text:style-name="T5">set</text:span><text:span text:style-name="T14">s</text:span><text:span text:style-name="T5"> </text:span><text:span text:style-name="T14">(</text:span><text:span text:style-name="T10">without information about sample design</text:span><text:span text:style-name="T14">)</text:span></text:p>
      <text:p text:style-name="P39"/>
      <text:p text:style-name="P4"><text:span text:style-name="T14">Users</text:span><text:span text:style-name="T5"> can </text:span><text:span text:style-name="T10">either:</text:span></text:p>
      <text:p text:style-name="P31">- use pre-published statistics and standard errors already computed by the ONS for some of their social surveys: <text:span text:style-name="T14">see here for the Labour for Survey and for the family resource survey</text:span></text:p>
      <text:p text:style-name="P37"/>
      <text:p text:style-name="P4"><text:span text:style-name="T10">- use </text:span><text:span text:style-name="T5">point </text:span>estimate<text:span text:style-name="T5">s</text:span> with <text:span text:style-name="T5">their </text:span>standard errors <text:span text:style-name="T5">using the survey design </text:span><text:span text:style-name="T9">commands available in most statistical software. These will assume that the data was collected under </text:span>simple random sampling using provided weights <text:span text:style-name="T2">then adjust them using the design factors published by the data providers (LFS). </text:span><text:span text:style-name="T14">In some cases, </text:span></text:p>
      <text:p text:style-name="P1"/>
      <text:p text:style-name="P4"/>
      <text:p text:style-name="P1">SPSS, Stata, R, (using the complex sample) – recommended</text:p>
      <text:p text:style-name="P1"/>
      <text:p text:style-name="P1">Additionaly, <text:span text:style-name="T2">software</text:span> specific procedure <text:span text:style-name="T2">may work but is not documented here.</text:span></text:p>
      <text:p text:style-name="P1"/>
      <text:p text:style-name="P6">Example as above</text:p>
      <text:p text:style-name="P6"/>
      <text:p text:style-name="P1">What are the risk </text:p>
      <text:p text:style-name="P1"/>
      <text:p text:style-name="P1">1.2 <text:span text:style-name="T2">I have secure datalab</text:span></text:p>
      <text:p text:style-name="P1"/>
      <text:p text:style-name="P2"><text:soft-page-break/>Produce estimate<text:span text:style-name="T9">s</text:span> <text:span text:style-name="T2">with my statistical software </text:span>with standard errors under the assumption of simple random sampling using provided weights <text:span text:style-name="T2">then adjust them using the design factors published by the data providers (LFS) and adding cluster/statrea variables</text:span></text:p>
      <text:h text:style-name="P23" text:outline-level="3"><text:span text:style-name="T2">2</text:span>. I am interested in estimates about <text:span text:style-name="T2">subgroups in the data </text:span></text:h>
      <text:p text:style-name="P18">I would like to compute estimates separately for subgroups <text:span text:style-name="T13">(akadomains) rather </text:span>th<text:span text:style-name="T13">an the whole</text:span> population (ie group<text:span text:style-name="T13">s</text:span> whose size is itself an estimate). Example: mean <text:span text:style-name="T13">age </text:span>by gender, or some other categories, or analysis restricted to a subset of the population (<text:span text:style-name="T13">for example </text:span>those in employment).</text:p>
      <text:p text:style-name="Text_20_body"/>
      <text:p text:style-name="P16">Using EUL data</text:p>
      <text:p text:style-name="P42">Precaution – report confidence intervals rather than point instestimate to communicatr the iuncertainty</text:p>
      <text:p text:style-name="P42">report the type of overestimations</text:p>
      <text:p text:style-name="P42">Stanard error are larger with small groups, avoir using smal groups</text:p>
      <text:p text:style-name="P16">The principle: estimates may be computed using either individual or survey design-based estimation commands. In order for weights to be computed properly. The ONS recommends it is important to retain the whole dataset in the rather than combu</text:p>
      <text:p text:style-name="P16">Declare the sample design using your statistical software, assuming simple random sampling (</text:p>
      <text:p text:style-name="P16"/>
      <text:h text:style-name="P23" text:outline-level="3"><text:span text:style-name="T2">3</text:span>. I am interested in <text:span text:style-name="T2">performing multivariate analysis ie regression</text:span></text:h>
      <text:p text:style-name="P5"/>
      <text:p text:style-name="P21">4. <text:span text:style-name="T14">Study-specific </text:span>Weight and sample design information</text:p>
      <text:p text:style-name="P20">The La</text:p>
      <text:p text:style-name="P20">Weights available</text:p>
      <text:p text:style-name="P20"/>
      <text:p text:style-name="P20">LFS: </text:p>
      <text:p text:style-name="P20">PWTxx – person level weight</text:p>
      <text:p text:style-name="P20">IWTxx <text:s/>-- Person-level weight for income analysis (ie subsample of people in paid work)</text:p>
      <text:p text:style-name="P20">PHHWTxx</text:p>
      <text:p text:style-name="P20"/>
      <text:p text:style-name="P20">FRS:</text:p>
      <text:p text:style-name="P20">GROSS4:</text:p>
      <text:p text:style-name="P20"/>
      <text:p text:style-name="P33">5 </text:p>
      <text:h text:style-name="P24" text:outline-level="3">1. I am interested in estimates about the whole population <text:span text:style-name="T2">of reference in the data (not a subsample/group)</text:span></text:h>
      <text:p text:style-name="P1"/>
      <text:p text:style-name="P1"/>
      <text:p text:style-name="P1"/>
      <text:p text:style-name="P1">How much does it matter</text:p>
      <text:p text:style-name="P1"/>
      <text:p text:style-name="P1">→ case of the FRS, risk of overrestimating the precision, and potentially to accept non significant results as significant in certain cases</text:p>
      <text:p text:style-name="P1">→ case </text:p>
      <text:p text:style-name="P1"/>
      <text:p text:style-name="P1"/>
      <text:p text:style-name="P8"><text:span text:style-name="T1">UKDS (2019) </text:span>Weights in social surveys: an introduction: <text:a xlink:type="simple" xlink:href="https://www.youtube.com/watch?v=Vllr4olp3N4&amp;t=39s" text:style-name="Internet_20_link" text:visited-style-name="Visited_20_Internet_20_Link">https://www.youtube.com/watch?v=Vllr4olp3N4&amp;t=39s</text:a></text:p>
      <text:p text:style-name="P8"/>
      <text:p text:style-name="P8"><text:span text:style-name="T1">Goldsmiths(2020) </text:span>W7: Using survey weights in R <text:a xlink:type="simple" xlink:href="https://www.youtube.com/watch?v=brxx81U6N1o" text:style-name="Internet_20_link" text:visited-style-name="Visited_20_Internet_20_Link">https://www.youtube.com/watch?v=brxx81U6N1o</text:a></text:p>
      <text:p text:style-name="P8"/>
      <text:p text:style-name="P8"><text:span text:style-name="T1">Datacamp (2020) </text:span>R Tutorial: What are survey weights? <text:a xlink:type="simple" xlink:href="https://www.youtube.com/watch?v=8iMV7ei61IM" text:style-name="Internet_20_link" text:visited-style-name="Visited_20_Internet_20_Link">https://www.youtube.com/watch?v=8iMV7ei61IM</text:a> <text:span text:style-name="T1">Note: basic, partially available, complex survey design in R </text:span></text:p>
      <text:p text:style-name="P8"/>
      <text:p text:style-name="P8"/>
      <text:p text:style-name="P8"><text:span text:style-name="T1">UKDS (2018) </text:span>Data Skills Modules: Applying weights to survey data <text:a xlink:type="simple" xlink:href="https://www.youtube.com/watch?v=TIad5__WP8g" text:style-name="Internet_20_link" text:visited-style-name="Visited_20_Internet_20_Link">https://www.youtube.com/watch?v=TIad5__WP8g</text:a> <text:span text:style-name="T1">Note: point and click howto in SPSS</text:span></text:p>
      <text:p text:style-name="P8"/>
      <text:p text:style-name="P8"><text:span text:style-name="T1">Curran (2016) </text:span>Complex Survey Designs and Weighting Using Stata: Part 1-<text:span text:style-name="T1">3</text:span>, <text:a xlink:type="simple" xlink:href="https://www.youtube.com/watch?v=oOpJdC_oeKY" text:style-name="Internet_20_link" text:visited-style-name="Visited_20_Internet_20_Link">https://www.youtube.com/watch?v=oOpJdC_oeKY</text:a></text:p>
      <text:p text:style-name="P8"/>
      <text:p text:style-name="P8"><text:span text:style-name="T10">ONS (2022) </text:span>Family Resources Survey, 2020/21 Methodology and Standard Error Tables</text:p>
      <text:p text:style-name="P8"><text:a xlink:type="simple" xlink:href="https://assets.publishing.service.gov.uk/government/uploads/system/uploads/attachment_data/file/1065513/Ch1_Methodology_and_Standard_Errors.ods" text:style-name="Internet_20_link" text:visited-style-name="Visited_20_Internet_20_Link">https://assets.publishing.service.gov.uk/government/uploads/system/uploads/attachment_data/file/1065513/Ch1_Methodology_and_Standard_Errors.ods</text:a></text:p>
      <text:p text:style-name="P8"/>
      <text:h text:style-name="P25" text:outline-level="3">The summarize command</text:h>
      <text:p text:style-name="P19">It was intentional that <text:span text:style-name="T11">summarize</text:span> does not allow <text:span text:style-name="T11">pweight</text:span>s. <text:span text:style-name="T11">summarize</text:span>’s purpose, as I see it, is to provide descriptive statistics for the <text:span text:style-name="T11">sample</text:span>, not to provide inferential statistics for the <text:span text:style-name="T11">population</text:span>. By this criterion, I argue that <text:span text:style-name="T11">pweight</text:span>s do not belong here since <text:span text:style-name="T11">pweight</text:span>s are used to provide estimates of the population parameter <text:span text:style-name="T11">mu</text:span>. <text:a xlink:type="simple" xlink:href="https://www.stata.com/support/faqs/statistics/weights-and-summary-statistics/" text:style-name="Internet_20_link" text:visited-style-name="Visited_20_Internet_20_Link">https://www.stata.com/support/faqs/statistics/weights-and-summary-statistics/</text:a></text:p>
      <text:p text:style-name="P19"/>
      <text:p text:style-name="P8"/>
      <text:p text:style-name="P8"/>
      <text:p text:style-name="P8"/>
      <text:p text:style-name="P12">1. Types of weights</text:p>
      <text:p text:style-name="P12"/>
      <text:p text:style-name="P12">Weights in </text:p>
      <text:p text:style-name="P12"><text:soft-page-break/>social surveys are design to compensate for the under or obver representation of groups by compariuson with at the time the sampel was draw. Although simple in principle – thinkin for example about of the proportion of women, age groups, ethnicity social class, grographi individually in th e population this can easily become when tryoing to cobine some of thesetogether.</text:p>
      <text:p text:style-name="P12"/>
      <text:p text:style-name="P12">2. Weighted estimates</text:p>
      <text:p text:style-name="P12">The types of estimation determinates the weights, the relavance, and how they need to be used: estimating populatin totals; estimating proportions, means, variance. Whether the analysis is univariate or multivariate whether statistical testing is required</text:p>
      <text:p text:style-name="P12"/>
      <text:p text:style-name="P12"/>
      <text:p text:style-name="P14">Hi Jen,</text:p>
      <text:p text:style-name="P14"/>
      <text:p text:style-name="P14">I looked at guidelines for data weighting.</text:p>
      <text:p text:style-name="P14"/>
      <text:p text:style-name="P14">Question: Training exploting/ /Public facing/official</text:p>
      <text:p text:style-name="P14">Descriptive/inference/statistical testing.</text:p>
      <text:p text:style-name="P14"/>
      <text:p text:style-name="P14"/>
      <text:p text:style-name="P14"/>
      <text:p text:style-name="P15">=-=-=-=-=-=-=</text:p>
      <text:p text:style-name="P12"/>
      <text:p text:style-name="P14"/>
      <text:p text:style-name="P14"/>
      <text:p text:style-name="P8"><text:a xlink:type="simple" xlink:href="https://www.youtube.com/watch?v=Vllr4olp3N4&amp;t=39s" text:style-name="Internet_20_link" text:visited-style-name="Visited_20_Internet_20_Link"/></text:p>
      <text:p text:style-name="P14"/>
      <text:p text:style-name="P14"/>
      <text:p text:style-name="P14"/>
      <text:p text:style-name="P3">Hi Jen,</text:p>
      <text:p text:style-name="P3"/>
      <text:p text:style-name="P3">Sorry for disappearing.</text:p>
      <text:p text:style-name="P3">I have been doing some reading, watching video about the existinb material on wighting with the various pieces of software, including the ONS and stata/Spss user manual and the exisitng ukds guide.</text:p>
      <text:p text:style-name="P3"/>
      <text:p text:style-name="P3">The more I read, the more I think it makes sense to offer a unified approach to weighting, which could go along the line.</text:p>
      <text:p text:style-name="P3"/>
      <text:p text:style-name="P3">We are provider people with social survey data, and the main goal of social survey dat is to make inference about [populations.</text:p>
      <text:p text:style-name="P3"/>
      <text:p text:style-name="P3">Given limited resources, etc, it make sense to streamline what we say on agiven topic, especially such a complex one as weights, survey designed</text:p>
      <text:p text:style-name="P3"/>
      <text:p text:style-name="P3">In practice, and especially in the case of social surveys, there is no such thing as simple reandom sampling. Therefore the disctintion between complex survey and simple survey is of little use,</text:p>
      <text:p text:style-name="P3"/>
      <text:p text:style-name="P3">As a result of the above, teaching to weight has very lit, and adds to the confusion. If people wna tot do it.</text:p>
      <text:p text:style-name="P3"/>
      <text:p text:style-name="P3"><text:soft-page-break/>---</text:p>
      <text:p text:style-name="P3">The other thing I realised is that although we have reasonably good content , most of it states pricninpe, we do not have many practical appluication</text:p>
      <text:p text:style-name="P3"/>
      <text:p text:style-name="P3">On the practical note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7:40:52.192912164</meta:creation-date>
    <dc:date>2022-12-22T16:45:48.220167199</dc:date>
    <meta:editing-duration>P8DT13H37M49S</meta:editing-duration>
    <meta:editing-cycles>12</meta:editing-cycles>
    <meta:generator>LibreOffice/7.4.3.2$Linux_X86_64 LibreOffice_project/40$Build-2</meta:generator>
    <meta:document-statistic meta:table-count="0" meta:image-count="0" meta:object-count="0" meta:page-count="6" meta:paragraph-count="93" meta:word-count="1309" meta:character-count="8755" meta:non-whitespace-character-count="7519"/>
  </office:meta>
</office:document-meta>
</file>